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9ec0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6e2d" officeooo:paragraph-rsid="00136e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7bc9" officeooo:paragraph-rsid="001a7bc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adb08" officeooo:paragraph-rsid="001adb0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09ec05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1c40e8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cb459" officeooo:paragraph-rsid="001cb459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normal" officeooo:rsid="001cb459" officeooo:paragraph-rsid="001cb459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09ec0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e2f37" officeooo:paragraph-rsid="001e2f3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fc8fb" officeooo:paragraph-rsid="001fc8f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b2e07"/>
    </style:style>
    <style:style style:name="T2" style:family="text">
      <style:text-properties officeooo:rsid="00103d1a"/>
    </style:style>
    <style:style style:name="T3" style:family="text">
      <style:text-properties officeooo:rsid="0016cad5"/>
    </style:style>
    <style:style style:name="T4" style:family="text">
      <style:text-properties officeooo:rsid="0018b262"/>
    </style:style>
    <style:style style:name="T5" style:family="text">
      <style:text-properties officeooo:rsid="001c40e8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estionnaire Focus Group (t=0)</text:p>
      <text:p text:style-name="P9"/>
      <text:p text:style-name="P1"/>
      <text:p text:style-name="P5">1)Laquelle de ces 3 expériences avez-vous préféré ?</text:p>
      <text:p text:style-name="P1"/>
      <text:p text:style-name="P1">- <text:span text:style-name="T1">C’est dur à choisir. J’ai quand même préféré la deuxième. J’étais à priori plus dedans. Lorsque la musique est bien adapté, le décor se ressent plus (alors qu’on pourrait ne pas faire attention sinon).</text:span></text:p>
      <text:p text:style-name="P1"/>
      <text:p text:style-name="P5">2) Que pourrait-on améliorer pour cette expérience ? (volume sonore, choix des</text:p>
      <text:p text:style-name="P5">ambiances, odeurs…)</text:p>
      <text:p text:style-name="P5"/>
      <text:p text:style-name="P1">- <text:span text:style-name="T2">Le volume sonore est pas mal (au choix de l’utilisateur). Les musiques dépendent des scènes, donc c’est dur de l’adapter tout le long du livre. Cela reste un constat.</text:span></text:p>
      <text:p text:style-name="P2">Le fait de pouvoir choisir un son et une odeur est pas mal car on est content d’avoir des ambiances que nous avons choisies.</text:p>
      <text:p text:style-name="P1"/>
      <text:p text:style-name="P5">3) Vous sentiez-vous immergé dans la lecture ?</text:p>
      <text:p text:style-name="P5"/>
      <text:p text:style-name="P1">- <text:span text:style-name="T3">Oui, dans les trois cas, mais quand même plus dans le deuxième.</text:span></text:p>
      <text:p text:style-name="P4">Evidemment, la troisième expérience sans les odeurs et sons étaient, PAR CONTRASTE, moins immersif.</text:p>
      <text:p text:style-name="P1"/>
      <text:p text:style-name="P5">4) Le choix des ambiances vous semblait-il cohérent avec la lecture ?</text:p>
      <text:p text:style-name="P5"/>
      <text:p text:style-name="P1">- <text:span text:style-name="T4">Oui, match de quidditch était une scène avec que du match et pas de changement donc cela était cohérent.</text:span></text:p>
      <text:p text:style-name="P3">J’ai de plus essayé d’adapter les sons à ce que j’allais lire donc je me suis senti immergé.</text:p>
      <text:p text:style-name="P1"/>
      <text:p text:style-name="P6"><text:span text:style-name="T5">5</text:span>) <text:span text:style-name="T5">Commentaires ?</text:span></text:p>
      <text:p text:style-name="P7"/>
      <text:p text:style-name="P8">- <text:span text:style-name="T6">Il faudrait un son pluie.</text:span></text:p>
      <text:p text:style-name="P10">Les odeurs n’ont pas important grand chose à la lecture, mais c’était agréable et rigolo. Il est cependant très dur de trouver une odeur aux scènes car elles peuvent être très spécifique.</text:p>
      <text:p text:style-name="P11">Le titre du chapitre doit être de même taille que la police “Chapitre 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39:10.377278237</meta:creation-date>
    <meta:generator>LibreOffice/5.1.6.2$Linux_X86_64 LibreOffice_project/10m0$Build-2</meta:generator>
    <dc:date>2019-04-09T22:22:00.187955513</dc:date>
    <meta:editing-duration>PT37M51S</meta:editing-duration>
    <meta:editing-cycles>20</meta:editing-cycles>
    <meta:document-statistic meta:table-count="0" meta:image-count="0" meta:object-count="0" meta:page-count="1" meta:paragraph-count="17" meta:word-count="255" meta:character-count="1454" meta:non-whitespace-character-count="1216"/>
  </office:meta>
</office:document-meta>
</file>